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bfd9" officeooo:paragraph-rsid="001bbfd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bf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5th</text:span> of <text:span text:style-name="T5">January</text:span> 202<text:span text:style-name="T5">2</text:span> under the <text:span text:style-name="T4">6th</text:span> PA Meeting.</text:p>
      <text:p text:style-name="P1"/>
      <text:p text:style-name="P1">The Assembly, recognising the current situation,</text:p>
      <text:p text:style-name="P1"/>
      <text:p text:style-name="P4">Constitutes the need to remove the rotten flesh to leather datapack as it is too op and not very vanilla.</text:p>
      <text:p text:style-name="P1"/>
      <text:p text:style-name="P1">And proceeds.</text:p>
      <text:p text:style-name="P1"/>
      <text:p text:style-name="P1">Signed by,</text:p>
      <text:p text:style-name="P4">MrBased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6-2: To remove the rotten flesh to leather recip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5T17:04:28.222677073</dc:date>
    <meta:editing-duration>PT2M15S</meta:editing-duration>
    <meta:editing-cycles>6</meta:editing-cycles>
    <meta:generator>LibreOffice/7.2.5.2.0$Linux_X86_64 LibreOffice_project/42278cca071176e34782971eb1da0150294081eb</meta:generator>
    <meta:document-statistic meta:table-count="0" meta:image-count="0" meta:object-count="0" meta:page-count="1" meta:paragraph-count="8" meta:word-count="57" meta:character-count="335" meta:non-whitespace-character-count="286"/>
  </office:meta>
</office:document-meta>
</file>